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style-name="Default"/>
          <table:table-cell table:style-name="ce1" office:value-type="string" calcext:value-type="string">
            <text:p>Feature name</text:p>
          </table:table-cell>
          <table:table-cell table:style-name="ce1" office:value-type="string" calcext:value-type="string">
            <text:p>Coefficients</text:p>
          </table:table-cell>
          <table:table-cell table:style-name="ce1" office:value-type="string" calcext:value-type="string">
            <text:p>p_valu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tercept</text:p>
          </table:table-cell>
          <table:table-cell office:value-type="float" office:value="-0.517237" calcext:value-type="float">
            <text:p>-0.517237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de:C</text:p>
          </table:table-cell>
          <table:table-cell office:value-type="float" office:value="0.700021" calcext:value-type="float">
            <text:p>0.700021</text:p>
          </table:table-cell>
          <table:table-cell office:value-type="float" office:value="7.166274E-035" calcext:value-type="float">
            <text:p>0.00000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ths_since_issue_d:38-39</text:p>
          </table:table-cell>
          <table:table-cell office:value-type="float" office:value="0.927296" calcext:value-type="float">
            <text:p>0.927296</text:p>
          </table:table-cell>
          <table:table-cell office:value-type="float" office:value="4.095256E-106" calcext:value-type="float">
            <text:p>0.000000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ddr_state:RI_NM_NC_OK_SD_VA_LA</text:p>
          </table:table-cell>
          <table:table-cell office:value-type="float" office:value="0.063043" calcext:value-type="float">
            <text:p>0.063043</text:p>
          </table:table-cell>
          <table:table-cell office:value-type="float" office:value="0.007506691" calcext:value-type="float">
            <text:p>0.007506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ths_since_last_delinq:0-3</text:p>
          </table:table-cell>
          <table:table-cell office:value-type="float" office:value="-0.069206" calcext:value-type="float">
            <text:p>-0.069206</text:p>
          </table:table-cell>
          <table:table-cell office:value-type="float" office:value="0.226644" calcext:value-type="float">
            <text:p>0.226644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ddr_state:ME_DC_WY_WV_VT_MS</text:p>
          </table:table-cell>
          <table:table-cell office:value-type="float" office:value="0.483779" calcext:value-type="float">
            <text:p>0.483779</text:p>
          </table:table-cell>
          <table:table-cell office:value-type="float" office:value="2.985593E-019" calcext:value-type="float">
            <text:p>0.0000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ti:7.7-10.5</text:p>
          </table:table-cell>
          <table:table-cell office:value-type="float" office:value="0.33486" calcext:value-type="float">
            <text:p>0.33486</text:p>
          </table:table-cell>
          <table:table-cell office:value-type="float" office:value="0.0000001882502" calcext:value-type="float">
            <text:p>0.0000002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ths_since_last_delinq:4-30</text:p>
          </table:table-cell>
          <table:table-cell office:value-type="float" office:value="0.060118" calcext:value-type="float">
            <text:p>0.060118</text:p>
          </table:table-cell>
          <table:table-cell office:value-type="float" office:value="0.01923765" calcext:value-type="float">
            <text:p>0.019237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otal_rev_hi_lim:&gt;95K</text:p>
          </table:table-cell>
          <table:table-cell office:value-type="float" office:value="0.216162" calcext:value-type="float">
            <text:p>0.216162</text:p>
          </table:table-cell>
          <table:table-cell office:value-type="float" office:value="0.0001617252" calcext:value-type="float">
            <text:p>0.000161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otal_acc:25-51</text:p>
          </table:table-cell>
          <table:table-cell office:value-type="float" office:value="-0.031768" calcext:value-type="float">
            <text:p>-0.031768</text:p>
          </table:table-cell>
          <table:table-cell office:value-type="float" office:value="0.02056543" calcext:value-type="float">
            <text:p>0.020565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otal_rev_hi_lim:55K-95K</text:p>
          </table:table-cell>
          <table:table-cell office:value-type="float" office:value="0.034387" calcext:value-type="float">
            <text:p>0.034387</text:p>
          </table:table-cell>
          <table:table-cell office:value-type="float" office:value="0.3354211" calcext:value-type="float">
            <text:p>0.335421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nnual_inc:100K-120K</text:p>
          </table:table-cell>
          <table:table-cell office:value-type="float" office:value="0.470246" calcext:value-type="float">
            <text:p>0.470246</text:p>
          </table:table-cell>
          <table:table-cell office:value-type="float" office:value="4.11187E-023" calcext:value-type="float">
            <text:p>0.0000000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mths_since_last_delinq:&gt;=57</text:p>
          </table:table-cell>
          <table:table-cell office:value-type="float" office:value="0.049111" calcext:value-type="float">
            <text:p>0.049111</text:p>
          </table:table-cell>
          <table:table-cell office:value-type="float" office:value="0.01567393" calcext:value-type="float">
            <text:p>0.01567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ti:16.1-20.3</text:p>
          </table:table-cell>
          <table:table-cell office:value-type="float" office:value="0.165617" calcext:value-type="float">
            <text:p>0.165617</text:p>
          </table:table-cell>
          <table:table-cell office:value-type="float" office:value="0.008066046" calcext:value-type="float">
            <text:p>0.008066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emp_length:10</text:p>
          </table:table-cell>
          <table:table-cell office:value-type="float" office:value="0.130029" calcext:value-type="float">
            <text:p>0.130029</text:p>
          </table:table-cell>
          <table:table-cell office:value-type="float" office:value="0.000000000002442248" calcext:value-type="float">
            <text:p>0.00000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ths_since_issue_d:&lt;42-48</text:p>
          </table:table-cell>
          <table:table-cell office:value-type="float" office:value="0.605607" calcext:value-type="float">
            <text:p>0.605607</text:p>
          </table:table-cell>
          <table:table-cell office:value-type="float" office:value="1.171685E-071" calcext:value-type="float">
            <text:p>0.00000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emp_length:2-4</text:p>
          </table:table-cell>
          <table:table-cell office:value-type="float" office:value="0.119572" calcext:value-type="float">
            <text:p>0.119572</text:p>
          </table:table-cell>
          <table:table-cell office:value-type="float" office:value="0.0000000005840892" calcext:value-type="float">
            <text:p>0.00000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annual_inc:50K-60K</text:p>
          </table:table-cell>
          <table:table-cell office:value-type="float" office:value="0.139517" calcext:value-type="float">
            <text:p>0.139517</text:p>
          </table:table-cell>
          <table:table-cell office:value-type="float" office:value="0.0009905292" calcext:value-type="float">
            <text:p>0.0009905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ths_since_earliest_cr_line:&gt;355</text:p>
          </table:table-cell>
          <table:table-cell office:value-type="float" office:value="0.111518" calcext:value-type="float">
            <text:p>0.111518</text:p>
          </table:table-cell>
          <table:table-cell office:value-type="float" office:value="0.00005114545" calcext:value-type="float">
            <text:p>0.0000511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addr_state:KY_MA_GA_WA_WI_DE</text:p>
          </table:table-cell>
          <table:table-cell office:value-type="float" office:value="0.184667" calcext:value-type="float">
            <text:p>0.184667</text:p>
          </table:table-cell>
          <table:table-cell office:value-type="float" office:value="5.827506E-015" calcext:value-type="float">
            <text:p>0.00000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cc_now_delinq:0</text:p>
          </table:table-cell>
          <table:table-cell office:value-type="float" office:value="-0.170409" calcext:value-type="float">
            <text:p>-0.170409</text:p>
          </table:table-cell>
          <table:table-cell office:value-type="float" office:value="0.0575224" calcext:value-type="float">
            <text:p>0.057522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addr_state:ID_TN</text:p>
          </table:table-cell>
          <table:table-cell office:value-type="float" office:value="0.032368" calcext:value-type="float">
            <text:p>0.032368</text:p>
          </table:table-cell>
          <table:table-cell office:value-type="float" office:value="0.5156276" calcext:value-type="float">
            <text:p>0.515627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urpose:debt_consolidation</text:p>
          </table:table-cell>
          <table:table-cell office:value-type="float" office:value="0.089788" calcext:value-type="float">
            <text:p>0.089788</text:p>
          </table:table-cell>
          <table:table-cell office:value-type="float" office:value="0.000002121193" calcext:value-type="float">
            <text:p>0.0000021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mths_since_earliest_cr_line:266-355</text:p>
          </table:table-cell>
          <table:table-cell office:value-type="float" office:value="0.091936" calcext:value-type="float">
            <text:p>0.091936</text:p>
          </table:table-cell>
          <table:table-cell office:value-type="float" office:value="0.0001238532" calcext:value-type="float">
            <text:p>0.0001239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int_rate:15.74-20.281</text:p>
          </table:table-cell>
          <table:table-cell office:value-type="float" office:value="0.138282" calcext:value-type="float">
            <text:p>0.138282</text:p>
          </table:table-cell>
          <table:table-cell office:value-type="float" office:value="0.000003417415" calcext:value-type="float">
            <text:p>0.000003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ddr_state:TX</text:p>
          </table:table-cell>
          <table:table-cell office:value-type="float" office:value="0.256666" calcext:value-type="float">
            <text:p>0.256666</text:p>
          </table:table-cell>
          <table:table-cell office:value-type="float" office:value="1.397159E-022" calcext:value-type="float">
            <text:p>0.00000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ddr_state:NY</text:p>
          </table:table-cell>
          <table:table-cell office:value-type="float" office:value="0.075816" calcext:value-type="float">
            <text:p>0.075816</text:p>
          </table:table-cell>
          <table:table-cell office:value-type="float" office:value="0.001918199" calcext:value-type="float">
            <text:p>0.001918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open_acc:1-3</text:p>
          </table:table-cell>
          <table:table-cell office:value-type="float" office:value="0.035016" calcext:value-type="float">
            <text:p>0.035016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annual_inc:70K-80K</text:p>
          </table:table-cell>
          <table:table-cell office:value-type="float" office:value="0.311071" calcext:value-type="float">
            <text:p>0.311071</text:p>
          </table:table-cell>
          <table:table-cell office:value-type="float" office:value="0.000000000002303805" calcext:value-type="float">
            <text:p>0.00000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int_rate:9.548-12.025</text:p>
          </table:table-cell>
          <table:table-cell office:value-type="float" office:value="0.581957" calcext:value-type="float">
            <text:p>0.581957</text:p>
          </table:table-cell>
          <table:table-cell office:value-type="float" office:value="5.956042E-036" calcext:value-type="float">
            <text:p>0.00000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open_acc:&gt;=31</text:p>
          </table:table-cell>
          <table:table-cell office:value-type="float" office:value="-0.098195" calcext:value-type="float">
            <text:p>-0.098195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total_rev_hi_lim:20K-30K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9799208" calcext:value-type="float">
            <text:p>0.9799208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nnual_inc:80K-90K</text:p>
          </table:table-cell>
          <table:table-cell office:value-type="float" office:value="0.389602" calcext:value-type="float">
            <text:p>0.389602</text:p>
          </table:table-cell>
          <table:table-cell office:value-type="float" office:value="3.463022E-017" calcext:value-type="float">
            <text:p>0.00000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ths_since_issue_d:&lt;38</text:p>
          </table:table-cell>
          <table:table-cell office:value-type="float" office:value="1.149151" calcext:value-type="float">
            <text:p>1.149151</text:p>
          </table:table-cell>
          <table:table-cell office:value-type="float" office:value="7.879538E-135" calcext:value-type="float">
            <text:p>0.00000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annual_inc:&gt;140K</text:p>
          </table:table-cell>
          <table:table-cell office:value-type="float" office:value="0.485403" calcext:value-type="float">
            <text:p>0.485403</text:p>
          </table:table-cell>
          <table:table-cell office:value-type="float" office:value="2.910156E-022" calcext:value-type="float">
            <text:p>0.00000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ths_since_issue_d:&lt;53-64</text:p>
          </table:table-cell>
          <table:table-cell office:value-type="float" office:value="0.177924" calcext:value-type="float">
            <text:p>0.177924</text:p>
          </table:table-cell>
          <table:table-cell office:value-type="float" office:value="0.000001325893" calcext:value-type="float">
            <text:p>0.0000013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initial_list_status:w</text:p>
          </table:table-cell>
          <table:table-cell office:value-type="float" office:value="0.050638" calcext:value-type="float">
            <text:p>0.050638</text:p>
          </table:table-cell>
          <table:table-cell office:value-type="float" office:value="0.0000315096" calcext:value-type="float">
            <text:p>0.00003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elinq_2yrs:0</text:p>
          </table:table-cell>
          <table:table-cell office:value-type="float" office:value="0.059678" calcext:value-type="float">
            <text:p>0.059678</text:p>
          </table:table-cell>
          <table:table-cell office:value-type="float" office:value="0.2945856" calcext:value-type="float">
            <text:p>0.294585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b_rec:0-2</text:p>
          </table:table-cell>
          <table:table-cell office:value-type="float" office:value="-0.16766" calcext:value-type="float">
            <text:p>-0.16766</text:p>
          </table:table-cell>
          <table:table-cell office:value-type="float" office:value="0.1611349" calcext:value-type="float">
            <text:p>0.161134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rade:B</text:p>
          </table:table-cell>
          <table:table-cell office:value-type="float" office:value="0.903906" calcext:value-type="float">
            <text:p>0.903906</text:p>
          </table:table-cell>
          <table:table-cell office:value-type="float" office:value="2.330467E-048" calcext:value-type="float">
            <text:p>0.00000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ths_since_last_record:0-2</text:p>
          </table:table-cell>
          <table:table-cell office:value-type="float" office:value="-0.429869" calcext:value-type="float">
            <text:p>-0.429869</text:p>
          </table:table-cell>
          <table:table-cell office:value-type="float" office:value="0.0000005786373" calcext:value-type="float">
            <text:p>0.000000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annual_inc:30K-40K</text:p>
          </table:table-cell>
          <table:table-cell office:value-type="float" office:value="-0.022066" calcext:value-type="float">
            <text:p>-0.022066</text:p>
          </table:table-cell>
          <table:table-cell office:value-type="float" office:value="0.5956802" calcext:value-type="float">
            <text:p>0.595680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inq_last_6mths:3-6</text:p>
          </table:table-cell>
          <table:table-cell office:value-type="float" office:value="0.261528" calcext:value-type="float">
            <text:p>0.261528</text:p>
          </table:table-cell>
          <table:table-cell office:value-type="float" office:value="0.004998807" calcext:value-type="float">
            <text:p>0.004998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ti:&lt;=1.4</text:p>
          </table:table-cell>
          <table:table-cell office:value-type="float" office:value="0.212624" calcext:value-type="float">
            <text:p>0.212624</text:p>
          </table:table-cell>
          <table:table-cell office:value-type="float" office:value="0.01657145" calcext:value-type="float">
            <text:p>0.016571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inq_last_6mths:1-2</text:p>
          </table:table-cell>
          <table:table-cell office:value-type="float" office:value="0.456453" calcext:value-type="float">
            <text:p>0.456453</text:p>
          </table:table-cell>
          <table:table-cell office:value-type="float" office:value="0.0000000000006760372" calcext:value-type="float">
            <text:p>0.00000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total_rev_hi_lim:5K-10K</text:p>
          </table:table-cell>
          <table:table-cell office:value-type="float" office:value="0.020956" calcext:value-type="float">
            <text:p>0.020956</text:p>
          </table:table-cell>
          <table:table-cell office:value-type="float" office:value="0.387586" calcext:value-type="float">
            <text:p>0.38758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dti:22.4-35</text:p>
          </table:table-cell>
          <table:table-cell office:value-type="float" office:value="0.070234" calcext:value-type="float">
            <text:p>0.070234</text:p>
          </table:table-cell>
          <table:table-cell office:value-type="float" office:value="0.2521696" calcext:value-type="float">
            <text:p>0.2521696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mp_length:5-6</text:p>
          </table:table-cell>
          <table:table-cell office:value-type="float" office:value="0.080249" calcext:value-type="float">
            <text:p>0.080249</text:p>
          </table:table-cell>
          <table:table-cell office:value-type="float" office:value="0.0002077301" calcext:value-type="float">
            <text:p>0.0002077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inq_last_6mths:0</text:p>
          </table:table-cell>
          <table:table-cell office:value-type="float" office:value="0.612313" calcext:value-type="float">
            <text:p>0.612313</text:p>
          </table:table-cell>
          <table:table-cell office:value-type="float" office:value="0.0000000000004524434" calcext:value-type="float">
            <text:p>0.00000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ths_since_issue_d:&lt;40-41</text:p>
          </table:table-cell>
          <table:table-cell office:value-type="float" office:value="0.413362" calcext:value-type="float">
            <text:p>0.413362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mths_since_issue_d:&lt;40-41</text:p>
          </table:table-cell>
          <table:table-cell office:value-type="float" office:value="0.413362" calcext:value-type="float">
            <text:p>0.413362</text:p>
          </table:table-cell>
          <table:table-cell office:value-type="string" calcext:value-type="string">
            <text:p>NaN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home_ownership:MORTGAGE</text:p>
          </table:table-cell>
          <table:table-cell office:value-type="float" office:value="0.111731" calcext:value-type="float">
            <text:p>0.111731</text:p>
          </table:table-cell>
          <table:table-cell office:value-type="float" office:value="2.610131E-018" calcext:value-type="float">
            <text:p>0.00000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ths_since_issue_d:&lt;65-84</text:p>
          </table:table-cell>
          <table:table-cell office:value-type="float" office:value="-0.074014" calcext:value-type="float">
            <text:p>-0.074014</text:p>
          </table:table-cell>
          <table:table-cell office:value-type="float" office:value="0.02777643" calcext:value-type="float">
            <text:p>0.0277764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delinq_2yrs:1-3</text:p>
          </table:table-cell>
          <table:table-cell office:value-type="float" office:value="0.028161" calcext:value-type="float">
            <text:p>0.028161</text:p>
          </table:table-cell>
          <table:table-cell office:value-type="float" office:value="0.6019772" calcext:value-type="float">
            <text:p>0.601977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ti:10.5-16.1</text:p>
          </table:table-cell>
          <table:table-cell office:value-type="float" office:value="0.253828" calcext:value-type="float">
            <text:p>0.253828</text:p>
          </table:table-cell>
          <table:table-cell office:value-type="float" office:value="0.00004804369" calcext:value-type="float">
            <text:p>0.000048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addr_state:KS_CO_MT_NH</text:p>
          </table:table-cell>
          <table:table-cell office:value-type="float" office:value="0.360085" calcext:value-type="float">
            <text:p>0.360085</text:p>
          </table:table-cell>
          <table:table-cell office:value-type="float" office:value="2.11385E-025" calcext:value-type="float">
            <text:p>0.00000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total_rev_hi_lim:10K-20K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9521114" calcext:value-type="float">
            <text:p>0.9521114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verification_status:Not Verified</text:p>
          </table:table-cell>
          <table:table-cell office:value-type="float" office:value="0.089052" calcext:value-type="float">
            <text:p>0.089052</text:p>
          </table:table-cell>
          <table:table-cell office:value-type="float" office:value="0.0000000016945" calcext:value-type="float">
            <text:p>0.00000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erm:36</text:p>
          </table:table-cell>
          <table:table-cell office:value-type="float" office:value="0.07236" calcext:value-type="float">
            <text:p>0.07236</text:p>
          </table:table-cell>
          <table:table-cell office:value-type="float" office:value="0.0000005012394" calcext:value-type="float">
            <text:p>0.0000005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mths_since_last_record:&gt;=86</text:p>
          </table:table-cell>
          <table:table-cell office:value-type="float" office:value="-0.076889" calcext:value-type="float">
            <text:p>-0.076889</text:p>
          </table:table-cell>
          <table:table-cell office:value-type="float" office:value="0.0008016948" calcext:value-type="float">
            <text:p>0.000801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b_rec:3-4</text:p>
          </table:table-cell>
          <table:table-cell office:value-type="float" office:value="-0.137551" calcext:value-type="float">
            <text:p>-0.137551</text:p>
          </table:table-cell>
          <table:table-cell office:value-type="float" office:value="0.3406505" calcext:value-type="float">
            <text:p>0.3406505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int_rate:12.025-15.74</text:p>
          </table:table-cell>
          <table:table-cell office:value-type="float" office:value="0.327937" calcext:value-type="float">
            <text:p>0.327937</text:p>
          </table:table-cell>
          <table:table-cell office:value-type="float" office:value="7.175304E-018" calcext:value-type="float">
            <text:p>0.00000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total_acc:&gt;=51</text:p>
          </table:table-cell>
          <table:table-cell office:value-type="float" office:value="-0.028933" calcext:value-type="float">
            <text:p>-0.028933</text:p>
          </table:table-cell>
          <table:table-cell office:value-type="float" office:value="0.4356553" calcext:value-type="float">
            <text:p>0.4356553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mths_since_last_delinq:31-56</text:p>
          </table:table-cell>
          <table:table-cell office:value-type="float" office:value="0.060733" calcext:value-type="float">
            <text:p>0.060733</text:p>
          </table:table-cell>
          <table:table-cell office:value-type="float" office:value="0.0002622007" calcext:value-type="float">
            <text:p>0.0002622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mths_since_earliest_cr_line:142-266</text:p>
          </table:table-cell>
          <table:table-cell office:value-type="float" office:value="0.026054" calcext:value-type="float">
            <text:p>0.026054</text:p>
          </table:table-cell>
          <table:table-cell office:value-type="float" office:value="0.1932235" calcext:value-type="float">
            <text:p>0.1932235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ddr_state:CT_SC_AK</text:p>
          </table:table-cell>
          <table:table-cell office:value-type="float" office:value="0.327747" calcext:value-type="float">
            <text:p>0.327747</text:p>
          </table:table-cell>
          <table:table-cell office:value-type="float" office:value="1.551897E-018" calcext:value-type="float">
            <text:p>0.00000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nnual_inc:90K-100K</text:p>
          </table:table-cell>
          <table:table-cell office:value-type="float" office:value="0.399792" calcext:value-type="float">
            <text:p>0.399792</text:p>
          </table:table-cell>
          <table:table-cell office:value-type="float" office:value="6.6228E-017" calcext:value-type="float">
            <text:p>0.00000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urpose:credit_card</text:p>
          </table:table-cell>
          <table:table-cell office:value-type="float" office:value="0.200995" calcext:value-type="float">
            <text:p>0.200995</text:p>
          </table:table-cell>
          <table:table-cell office:value-type="float" office:value="9.179553E-020" calcext:value-type="float">
            <text:p>0.0000000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mths_since_last_record:81-86</text:p>
          </table:table-cell>
          <table:table-cell office:value-type="float" office:value="-0.10035" calcext:value-type="float">
            <text:p>-0.10035</text:p>
          </table:table-cell>
          <table:table-cell office:value-type="float" office:value="0.1157179" calcext:value-type="float">
            <text:p>0.1157179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mths_since_last_record:3-20</text:p>
          </table:table-cell>
          <table:table-cell office:value-type="float" office:value="-0.009012" calcext:value-type="float">
            <text:p>-0.009012</text:p>
          </table:table-cell>
          <table:table-cell office:value-type="float" office:value="0.9205768" calcext:value-type="float">
            <text:p>0.9205768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purpose:hi_mp_car</text:p>
          </table:table-cell>
          <table:table-cell office:value-type="float" office:value="0.166194" calcext:value-type="float">
            <text:p>0.166194</text:p>
          </table:table-cell>
          <table:table-cell office:value-type="float" office:value="0.000000000121834" calcext:value-type="float">
            <text:p>0.00000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int_rate:&lt;9.548</text:p>
          </table:table-cell>
          <table:table-cell office:value-type="float" office:value="0.895639" calcext:value-type="float">
            <text:p>0.895639</text:p>
          </table:table-cell>
          <table:table-cell office:value-type="float" office:value="1.169944E-030" calcext:value-type="float">
            <text:p>0.00000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ti:3.5-7.7</text:p>
          </table:table-cell>
          <table:table-cell office:value-type="float" office:value="0.37827" calcext:value-type="float">
            <text:p>0.37827</text:p>
          </table:table-cell>
          <table:table-cell office:value-type="float" office:value="0.000000005691546" calcext:value-type="float">
            <text:p>0.00000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open_acc:26-30</text:p>
          </table:table-cell>
          <table:table-cell office:value-type="float" office:value="-0.054231" calcext:value-type="float">
            <text:p>-0.054231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grade:D</text:p>
          </table:table-cell>
          <table:table-cell office:value-type="float" office:value="0.519687" calcext:value-type="float">
            <text:p>0.519687</text:p>
          </table:table-cell>
          <table:table-cell office:value-type="float" office:value="3.053021E-021" calcext:value-type="float">
            <text:p>0.00000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emp_length:1</text:p>
          </table:table-cell>
          <table:table-cell office:value-type="float" office:value="0.104807" calcext:value-type="float">
            <text:p>0.104807</text:p>
          </table:table-cell>
          <table:table-cell office:value-type="float" office:value="0.0000609096" calcext:value-type="float">
            <text:p>0.0000609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purpose:med_wed_vac</text:p>
          </table:table-cell>
          <table:table-cell office:value-type="float" office:value="0.186703" calcext:value-type="float">
            <text:p>0.186703</text:p>
          </table:table-cell>
          <table:table-cell office:value-type="float" office:value="0.000002417245" calcext:value-type="float">
            <text:p>0.000002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ti:21.7-22.4</text:p>
          </table:table-cell>
          <table:table-cell office:value-type="float" office:value="0.112855" calcext:value-type="float">
            <text:p>0.112855</text:p>
          </table:table-cell>
          <table:table-cell office:value-type="float" office:value="0.1008999" calcext:value-type="float">
            <text:p>0.1008999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nnual_inc:60K-70K</text:p>
          </table:table-cell>
          <table:table-cell office:value-type="float" office:value="0.239432" calcext:value-type="float">
            <text:p>0.239432</text:p>
          </table:table-cell>
          <table:table-cell office:value-type="float" office:value="0.0000000337204" calcext:value-type="float">
            <text:p>0.000000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grade:F</text:p>
          </table:table-cell>
          <table:table-cell office:value-type="float" office:value="0.215347" calcext:value-type="float">
            <text:p>0.215347</text:p>
          </table:table-cell>
          <table:table-cell office:value-type="float" office:value="0.00003411111" calcext:value-type="float">
            <text:p>0.000034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dti:20.3-21.7</text:p>
          </table:table-cell>
          <table:table-cell office:value-type="float" office:value="0.156402" calcext:value-type="float">
            <text:p>0.156402</text:p>
          </table:table-cell>
          <table:table-cell office:value-type="float" office:value="0.01599457" calcext:value-type="float">
            <text:p>0.0159946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tal_rev_hi_lim:40K-55K</text:p>
          </table:table-cell>
          <table:table-cell office:value-type="float" office:value="0.032104" calcext:value-type="float">
            <text:p>0.032104</text:p>
          </table:table-cell>
          <table:table-cell office:value-type="float" office:value="0.3133763" calcext:value-type="float">
            <text:p>0.3133763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nnual_inc:120K-140K</text:p>
          </table:table-cell>
          <table:table-cell office:value-type="float" office:value="0.538636" calcext:value-type="float">
            <text:p>0.538636</text:p>
          </table:table-cell>
          <table:table-cell office:value-type="float" office:value="1.03801E-023" calcext:value-type="float">
            <text:p>0.00000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annual_inc:20K-30K</text:p>
          </table:table-cell>
          <table:table-cell office:value-type="float" office:value="-0.076835" calcext:value-type="float">
            <text:p>-0.076835</text:p>
          </table:table-cell>
          <table:table-cell office:value-type="float" office:value="0.07324794" calcext:value-type="float">
            <text:p>0.073247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grade:E</text:p>
          </table:table-cell>
          <table:table-cell office:value-type="float" office:value="0.363224" calcext:value-type="float">
            <text:p>0.363224</text:p>
          </table:table-cell>
          <table:table-cell office:value-type="float" office:value="0.0000000000003536632" calcext:value-type="float">
            <text:p>0.00000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total_rev_hi_lim:30K-40K</text:p>
          </table:table-cell>
          <table:table-cell office:value-type="float" office:value="-0.014603" calcext:value-type="float">
            <text:p>-0.014603</text:p>
          </table:table-cell>
          <table:table-cell office:value-type="float" office:value="0.6142772" calcext:value-type="float">
            <text:p>0.6142772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open_acc:13-17</text:p>
          </table:table-cell>
          <table:table-cell office:value-type="float" office:value="-0.06474" calcext:value-type="float">
            <text:p>-0.06474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annual_inc:40K-50K</text:p>
          </table:table-cell>
          <table:table-cell office:value-type="float" office:value="0.085553" calcext:value-type="float">
            <text:p>0.085553</text:p>
          </table:table-cell>
          <table:table-cell office:value-type="float" office:value="0.03994792" calcext:value-type="float">
            <text:p>0.0399479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verification_status:Source Verified</text:p>
          </table:table-cell>
          <table:table-cell office:value-type="float" office:value="-0.023216" calcext:value-type="float">
            <text:p>-0.023216</text:p>
          </table:table-cell>
          <table:table-cell office:value-type="float" office:value="0.08739537" calcext:value-type="float">
            <text:p>0.0873954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mths_since_issue_d:&lt;49-52</text:p>
          </table:table-cell>
          <table:table-cell office:value-type="float" office:value="0.428919" calcext:value-type="float">
            <text:p>0.428919</text:p>
          </table:table-cell>
          <table:table-cell office:value-type="float" office:value="2.045712E-031" calcext:value-type="float">
            <text:p>0.00000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home_ownership:OWN</text:p>
          </table:table-cell>
          <table:table-cell office:value-type="float" office:value="0.073812" calcext:value-type="float">
            <text:p>0.073812</text:p>
          </table:table-cell>
          <table:table-cell office:value-type="float" office:value="0.0002478477" calcext:value-type="float">
            <text:p>0.0002478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addr_state:OR_IL</text:p>
          </table:table-cell>
          <table:table-cell office:value-type="float" office:value="0.261967" calcext:value-type="float">
            <text:p>0.261967</text:p>
          </table:table-cell>
          <table:table-cell office:value-type="float" office:value="1.032556E-018" calcext:value-type="float">
            <text:p>0.00000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open_acc:4-12</text:p>
          </table:table-cell>
          <table:table-cell office:value-type="float" office:value="-0.041804" calcext:value-type="float">
            <text:p>-0.041804</text:p>
          </table:table-cell>
          <table:table-cell office:value-type="string" calcext:value-type="string">
            <text:p>NaN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mths_since_last_record:21-31</text:p>
          </table:table-cell>
          <table:table-cell office:value-type="float" office:value="0.11345" calcext:value-type="float">
            <text:p>0.11345</text:p>
          </table:table-cell>
          <table:table-cell office:value-type="float" office:value="0.1646918" calcext:value-type="float">
            <text:p>0.1646918</text:p>
          </table:table-cell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addr_state:AZ_MI_UT_AR_PA_OH_MN_IN</text:p>
          </table:table-cell>
          <table:table-cell office:value-type="float" office:value="0.140024" calcext:value-type="float">
            <text:p>0.140024</text:p>
          </table:table-cell>
          <table:table-cell office:value-type="float" office:value="0.00000000003184081" calcext:value-type="float">
            <text:p>0.00000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open_acc:23-25</text:p>
          </table:table-cell>
          <table:table-cell office:value-type="float" office:value="-0.054194" calcext:value-type="float">
            <text:p>-0.054194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ddr_state:CA</text:p>
          </table:table-cell>
          <table:table-cell office:value-type="float" office:value="0.081437" calcext:value-type="float">
            <text:p>0.081437</text:p>
          </table:table-cell>
          <table:table-cell office:value-type="float" office:value="0.0001364222" calcext:value-type="float">
            <text:p>0.0001364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mths_since_last_record:32-80</text:p>
          </table:table-cell>
          <table:table-cell office:value-type="float" office:value="0.225419" calcext:value-type="float">
            <text:p>0.225419</text:p>
          </table:table-cell>
          <table:table-cell office:value-type="float" office:value="8.797493E-017" calcext:value-type="float">
            <text:p>0.00000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addr_state:MD_NJ_MO</text:p>
          </table:table-cell>
          <table:table-cell office:value-type="float" office:value="0.063186" calcext:value-type="float">
            <text:p>0.063186</text:p>
          </table:table-cell>
          <table:table-cell office:value-type="float" office:value="0.01160235" calcext:value-type="float">
            <text:p>0.0116024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emp_length:7-9</text:p>
          </table:table-cell>
          <table:table-cell office:value-type="float" office:value="0.084192" calcext:value-type="float">
            <text:p>0.084192</text:p>
          </table:table-cell>
          <table:table-cell office:value-type="float" office:value="0.00006145279" calcext:value-type="float">
            <text:p>0.000061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ti:1.4-3.5</text:p>
          </table:table-cell>
          <table:table-cell office:value-type="float" office:value="0.360714" calcext:value-type="float">
            <text:p>0.360714</text:p>
          </table:table-cell>
          <table:table-cell office:value-type="float" office:value="0.00000144679" calcext:value-type="float">
            <text:p>0.0000014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open_acc:18-22</text:p>
          </table:table-cell>
          <table:table-cell office:value-type="float" office:value="-0.076303" calcext:value-type="float">
            <text:p>-0.076303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grade:A</text:p>
          </table:table-cell>
          <table:table-cell office:value-type="float" office:value="1.171215" calcext:value-type="float">
            <text:p>1.171215</text:p>
          </table:table-cell>
          <table:table-cell office:value-type="float" office:value="1.511901E-036" calcext:value-type="float">
            <text:p>0.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20:47:09.935000000</meta:creation-date>
    <dc:date>2023-01-11T20:48:00.632000000</dc:date>
    <meta:editing-duration>PT50S</meta:editing-duration>
    <meta:editing-cycles>2</meta:editing-cycles>
    <meta:generator>LibreOffice/7.3.3.2$Windows_X86_64 LibreOffice_project/d1d0ea68f081ee2800a922cac8f79445e4603348</meta:generator>
    <meta:document-statistic meta:table-count="1" meta:cell-count="415" meta:object-count="0"/>
  </office:meta>
</office:document-meta>
</file>